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5" style:family="table">
      <style:table-properties style:width="7.4167in" fo:margin-left="-0.5875in" table:align="left" style:shadow="none" style:may-break-between-rows="true" style:writing-mode="lr-tb" table:border-model="collapsing"/>
    </style:style>
    <style:style style:name="Table5.A" style:family="table-column">
      <style:table-column-properties style:column-width="0.7292in"/>
    </style:style>
    <style:style style:name="Table5.B" style:family="table-column">
      <style:table-column-properties style:column-width="1.75in"/>
    </style:style>
    <style:style style:name="Table5.C" style:family="table-column">
      <style:table-column-properties style:column-width="1.625in"/>
    </style:style>
    <style:style style:name="Table5.D" style:family="table-column">
      <style:table-column-properties style:column-width="2.125in"/>
    </style:style>
    <style:style style:name="Table5.E" style:family="table-column">
      <style:table-column-properties style:column-width="1.1875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3" style:family="table-row">
      <style:table-row-properties style:min-row-height="0.0625in" fo:keep-together="auto"/>
    </style:style>
    <style:style style:name="Table5.4" style:family="table-row">
      <style:table-row-properties style:min-row-height="0.2542in" fo:keep-together="auto"/>
    </style:style>
    <style:style style:name="Table1" style:family="table">
      <style:table-properties style:width="7.4375in" fo:margin-left="-0.6188in" table:align="left" style:writing-mode="lr-tb"/>
    </style:style>
    <style:style style:name="Table1.A" style:family="table-column">
      <style:table-column-properties style:column-width="2.4646in"/>
    </style:style>
    <style:style style:name="Table1.B" style:family="table-column">
      <style:table-column-properties style:column-width="2.4653in"/>
    </style:style>
    <style:style style:name="Table1.C" style:family="table-column">
      <style:table-column-properties style:column-width="2.5076in"/>
    </style:style>
    <style:style style:name="Table1.A1" style:family="table-cell">
      <style:table-cell-properties fo:padding="0in" fo:border-left="0.75pt solid #000000" fo:border-right="none" fo:border-top="0.75pt solid #000000" fo:border-bottom="0.75pt solid #000000" style:writing-mode="page"/>
    </style:style>
    <style:style style:name="Table1.B1" style:family="table-cell">
      <style:table-cell-properties fo:padding="0in" fo:border="0.75pt solid #000000" style:writing-mode="page"/>
    </style:style>
    <style:style style:name="Table1.A5" style:family="table-cell">
      <style:table-cell-properties fo:padding="0in" fo:border-left="0.75pt solid #000000" fo:border-right="none" fo:border-top="none" fo:border-bottom="0.75pt solid #000000" style:writing-mode="page"/>
    </style:style>
    <style:style style:name="Table1.B5" style:family="table-cell">
      <style:table-cell-properties fo:padding="0in" fo:border-left="0.75pt solid #000000" fo:border-right="0.75pt solid #000000" fo:border-top="none" fo:border-bottom="0.7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officeooo:rsid="00ba3260" officeooo:paragraph-rsid="00ba3260" style:font-size-asian="22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officeooo:rsid="008ccbcb" officeooo:paragraph-rsid="008ccbcb" style:font-size-asian="22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style:font-size-asian="14pt"/>
    </style:style>
    <style:style style:name="P9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" fo:font-size="14pt" style:font-size-asian="14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" fo:font-size="14pt" officeooo:paragraph-rsid="0032a530" style:font-size-asian="14pt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" fo:font-size="14pt" officeooo:rsid="004dd018" officeooo:paragraph-rsid="004dd018" style:font-size-asian="14pt"/>
    </style:style>
    <style:style style:name="P12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" fo:font-size="14pt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" fo:font-size="14pt" officeooo:rsid="0032a530" officeooo:paragraph-rsid="0032a530" style:font-size-asian="14pt"/>
    </style:style>
    <style:style style:name="P14" style:family="paragraph" style:parent-style-name="Standard">
      <style:paragraph-properties fo:text-align="end" style:justify-single-word="false"/>
      <style:text-properties style:use-window-font-color="true" loext:opacity="0%" style:font-name="Times New Roman" fo:font-size="14pt" officeooo:rsid="008ccbcb" officeooo:paragraph-rsid="008ccbcb" style:font-size-asian="14pt"/>
    </style:style>
    <style:style style:name="P15" style:family="paragraph" style:parent-style-name="Standard">
      <style:paragraph-properties fo:text-align="center" style:justify-single-word="false"/>
      <style:text-properties fo:font-size="14pt" officeooo:paragraph-rsid="0020ae62" style:font-size-asian="14pt"/>
    </style:style>
    <style:style style:name="P16" style:family="paragraph" style:parent-style-name="Heading_20_1">
      <style:paragraph-properties fo:text-align="center" style:justify-single-word="false" fo:break-before="page"/>
      <style:text-properties fo:font-size="21pt" style:text-underline-style="none" officeooo:rsid="00b67119" officeooo:paragraph-rsid="00b67119" style:font-size-asian="21pt" style:font-size-complex="21pt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fo:font-weight="normal" officeooo:rsid="00aa7af0" officeooo:paragraph-rsid="00aa7af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officeooo:rsid="009cdf44" officeooo:paragraph-rsid="00aa7af0" style:font-size-asian="12.25pt" style:font-size-complex="14pt"/>
    </style:style>
    <style:style style:name="P19" style:family="paragraph" style:parent-style-name="Heading_20_1">
      <style:paragraph-properties fo:text-align="center" style:justify-single-word="false" fo:orphans="2" fo:widows="2" style:writing-mode="lr-tb"/>
      <style:text-properties style:use-window-font-color="true" loext:opacity="0%" fo:font-size="21pt" fo:language="ru" fo:country="RU" officeooo:rsid="00b9b979" officeooo:paragraph-rsid="00b9b979" style:font-size-asian="21pt" style:font-size-complex="21pt"/>
    </style:style>
    <style:style style:name="P20" style:family="paragraph" style:parent-style-name="Heading_20_1">
      <style:paragraph-properties fo:text-align="center" style:justify-single-word="false" fo:orphans="2" fo:widows="2" fo:break-before="page" style:writing-mode="lr-tb"/>
      <style:text-properties style:use-window-font-color="true" loext:opacity="0%" fo:font-size="21pt" fo:language="ru" fo:country="RU" officeooo:rsid="00baacae" officeooo:paragraph-rsid="00baacae" style:font-size-asian="21pt" style:font-size-complex="21pt"/>
    </style:style>
    <style:style style:name="P21" style:family="paragraph" style:parent-style-name="Standard" style:master-page-name="">
      <loext:graphic-properties draw:fill="none"/>
      <style:paragraph-properties fo:margin-left="-0.6252in" fo:margin-right="0in"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font-style="italic" officeooo:paragraph-rsid="00bb4ffd" style:font-style-asian="italic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loext:graphic-properties draw:fill="none"/>
      <style:paragraph-properties fo:margin-left="-0.6252in" fo:margin-right="0in"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fo:font-style="italic" officeooo:paragraph-rsid="00bb4ffd" style:font-style-asian="italic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0d75" officeooo:paragraph-rsid="00bd0d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7119" officeooo:paragraph-rsid="00bb4f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9e19" officeooo:paragraph-rsid="00bb4f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e7dc4" officeooo:paragraph-rsid="00be7d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e486" officeooo:paragraph-rsid="00bb4f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e486" officeooo:paragraph-rsid="00be7d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officeooo:rsid="00a1cab5" officeooo:paragraph-rsid="00bb4ffd" style:font-size-asian="14pt" style:font-size-complex="14pt"/>
    </style:style>
    <style:style style:name="P30" style:family="paragraph" style:parent-style-name="Heading_20_1">
      <style:paragraph-properties fo:text-align="center" style:justify-single-word="false" fo:orphans="2" fo:widows="2" style:writing-mode="lr-tb"/>
      <style:text-properties style:use-window-font-color="true" loext:opacity="0%" fo:font-size="21pt" fo:language="ru" fo:country="RU" officeooo:rsid="00be7dc4" officeooo:paragraph-rsid="00be7dc4" style:font-size-asian="21pt" style:language-asian="en" style:country-asian="US" style:font-name-complex="Calibri2" style:font-size-complex="21pt"/>
    </style:style>
    <style:style style:name="P3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officeooo:rsid="00b12069" officeooo:paragraph-rsid="00b12069" style:font-size-asian="14pt" style:language-asian="en" style:country-asian="US" style:font-name-complex="Calibri2" style:font-size-complex="14pt"/>
    </style:style>
    <style:style style:name="P32" style:family="paragraph" style:parent-style-name="Standard" style:master-page-name="">
      <loext:graphic-properties draw:fill="none"/>
      <style:paragraph-properties fo:margin-left="-0.6252in" fo:margin-right="0in"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font-style="italic" style:font-style-asian="italic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4pt" officeooo:rsid="00bf10b9" officeooo:paragraph-rsid="00bf10b9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4pt" officeooo:rsid="00bf9435" officeooo:paragraph-rsid="00bf9435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4pt" officeooo:rsid="00bf10b9" officeooo:paragraph-rsid="00bf9435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4pt" officeooo:rsid="00bf10b9" officeooo:paragraph-rsid="00c075f5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4pt" officeooo:rsid="00c075f5" officeooo:paragraph-rsid="00c075f5" style:font-size-asian="14pt" style:font-size-complex="14pt"/>
    </style:style>
    <style:style style:name="P38" style:family="paragraph" style:parent-style-name="Heading_20_1">
      <style:paragraph-properties fo:text-align="center" style:justify-single-word="false" fo:orphans="2" fo:widows="2" style:writing-mode="lr-tb"/>
      <style:text-properties style:use-window-font-color="true" loext:opacity="0%" fo:font-size="21pt" fo:language="ru" fo:country="RU" officeooo:rsid="00b6e486" officeooo:paragraph-rsid="00b6e486" style:font-size-asian="21pt" style:font-size-complex="21pt"/>
    </style:style>
    <style:style style:name="P3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fo:font-weight="normal" officeooo:rsid="007b0c19" officeooo:paragraph-rsid="009cef0f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officeooo:rsid="009cdf44" officeooo:paragraph-rsid="00bb4ffd" style:font-size-asian="12.25pt" style:font-size-complex="14pt"/>
    </style:style>
    <style:style style:name="P4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officeooo:rsid="009cdf44" officeooo:paragraph-rsid="009cef0f" style:font-size-asian="12.25pt" style:font-size-complex="14pt"/>
    </style:style>
    <style:style style:name="P42" style:family="paragraph" style:parent-style-name="Heading_20_1">
      <style:paragraph-properties fo:text-align="center" style:justify-single-word="false" fo:orphans="2" fo:widows="2" style:writing-mode="lr-tb"/>
      <style:text-properties officeooo:rsid="00ad89ce" officeooo:paragraph-rsid="00ad89ce"/>
    </style:style>
    <style:style style:name="P43" style:family="paragraph" style:parent-style-name="Heading_20_1">
      <style:paragraph-properties fo:text-align="center" style:justify-single-word="false" fo:orphans="2" fo:widows="2" fo:break-before="page" style:writing-mode="lr-tb"/>
      <style:text-properties officeooo:rsid="00b6e486" officeooo:paragraph-rsid="00b6e486"/>
    </style:style>
    <style:style style:name="P44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style="normal" fo:font-weight="normal" officeooo:rsid="00a9999c" officeooo:paragraph-rsid="00ab9093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Numbering_20_123">
      <style:paragraph-properties fo:line-height="150%" fo:text-align="start" style:justify-single-word="false"/>
      <style:text-properties style:use-window-font-color="true" loext:opacity="0%" style:font-name="Times New Roman" fo:font-size="14pt" fo:font-style="normal" fo:font-weight="normal" officeooo:rsid="009cdf44" officeooo:paragraph-rsid="00bb4ffd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Numbering_20_123">
      <style:paragraph-properties fo:line-height="150%" fo:text-align="start" style:justify-single-word="false"/>
      <style:text-properties style:use-window-font-color="true" loext:opacity="0%" style:font-name="Times New Roman" fo:font-size="14pt" fo:font-style="normal" fo:font-weight="normal" officeooo:rsid="009cdf44" officeooo:paragraph-rsid="009692e7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7e5b1f"/>
    </style:style>
    <style:style style:name="T2" style:family="text">
      <style:text-properties officeooo:rsid="00ba3260"/>
    </style:style>
    <style:style style:name="T3" style:family="text">
      <style:text-properties officeooo:rsid="008ccbcb"/>
    </style:style>
    <style:style style:name="T4" style:family="text">
      <style:text-properties officeooo:rsid="0032a530"/>
    </style:style>
    <style:style style:name="T5" style:family="text">
      <style:text-properties officeooo:rsid="004bfe69"/>
    </style:style>
    <style:style style:name="T6" style:family="text">
      <style:text-properties style:use-window-font-color="true" loext:opacity="0%" style:font-name="Times New Roman"/>
    </style:style>
    <style:style style:name="T7" style:family="text">
      <style:text-properties style:use-window-font-color="true" loext:opacity="0%" style:font-name="Times New Roman" officeooo:rsid="008ccbcb"/>
    </style:style>
    <style:style style:name="T8" style:family="text">
      <style:text-properties fo:font-weight="normal" officeooo:rsid="00baacae" style:font-weight-asian="normal" style:font-weight-complex="normal"/>
    </style:style>
    <style:style style:name="T9" style:family="text">
      <style:text-properties fo:font-weight="normal" officeooo:rsid="00aa6664" style:font-weight-asian="normal" style:font-weight-complex="normal"/>
    </style:style>
    <style:style style:name="T10" style:family="text">
      <style:text-properties fo:font-weight="normal" officeooo:rsid="009cef0f" style:font-weight-asian="normal" style:font-weight-complex="normal"/>
    </style:style>
    <style:style style:name="T11" style:family="text">
      <style:text-properties fo:font-weight="normal" officeooo:rsid="00af410c" style:font-weight-asian="normal" style:font-weight-complex="normal"/>
    </style:style>
    <style:style style:name="T12" style:family="text">
      <style:text-properties fo:font-weight="normal" officeooo:rsid="00b9b979" style:font-weight-asian="normal" style:font-weight-complex="normal"/>
    </style:style>
    <style:style style:name="T13" style:family="text">
      <style:text-properties fo:font-weight="normal" officeooo:rsid="00bb4ffd" style:font-weight-asian="normal" style:font-weight-complex="normal"/>
    </style:style>
    <style:style style:name="T14" style:family="text">
      <style:text-properties officeooo:rsid="00b67119"/>
    </style:style>
    <style:style style:name="T15" style:family="text">
      <style:text-properties style:language-asian="en" style:country-asian="US" style:font-name-complex="Calibri2"/>
    </style:style>
    <style:style style:name="T16" style:family="text">
      <style:text-properties officeooo:rsid="00be7dc4"/>
    </style:style>
    <style:style style:name="T17" style:family="text">
      <style:text-properties officeooo:rsid="00bf943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officeooo:rsid="007b0c19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fo:font-weight="normal" officeooo:rsid="00aa6664" style:language-asian="en" style:country-asian="US" style:font-style-asian="normal" style:font-weight-asian="normal" style:font-name-complex="Calibri2" style:font-style-complex="normal" style:font-weight-complex="normal"/>
    </style:style>
    <style:style style:name="T22" style:family="text">
      <style:text-properties fo:font-style="normal" fo:font-weight="normal" officeooo:rsid="009cef0f" style:language-asian="en" style:country-asian="US" style:font-style-asian="normal" style:font-weight-asian="normal" style:font-name-complex="Calibri2" style:font-style-complex="normal" style:font-weight-complex="normal"/>
    </style:style>
    <style:style style:name="T23" style:family="text">
      <style:text-properties fo:font-style="normal" fo:font-weight="normal" officeooo:rsid="00af410c" style:language-asian="en" style:country-asian="US" style:font-style-asian="normal" style:font-weight-asian="normal" style:font-name-complex="Calibri2" style:font-style-complex="normal" style:font-weight-complex="normal"/>
    </style:style>
    <style:style style:name="T24" style:family="text">
      <style:text-properties fo:font-style="normal" fo:font-weight="normal" officeooo:rsid="00b9b979" style:language-asian="en" style:country-asian="US" style:font-style-asian="normal" style:font-weight-asian="normal" style:font-name-complex="Calibri2" style:font-style-complex="normal" style:font-weight-complex="normal"/>
    </style:style>
    <style:style style:name="T25" style:family="text">
      <style:text-properties fo:font-style="normal" fo:font-weight="normal" officeooo:rsid="00baacae" style:language-asian="en" style:country-asian="US" style:font-style-asian="normal" style:font-weight-asian="normal" style:font-name-complex="Calibri2" style:font-style-complex="normal" style:font-weight-complex="normal"/>
    </style:style>
    <style:style style:name="T26" style:family="text">
      <style:text-properties fo:font-style="normal" fo:font-weight="normal" officeooo:rsid="00bb4ffd" style:language-asian="en" style:country-asian="US" style:font-style-asian="normal" style:font-weight-asian="normal" style:font-name-complex="Calibri2" style:font-style-complex="normal" style:font-weight-complex="normal"/>
    </style:style>
    <style:style style:name="T27" style:family="text">
      <style:text-properties style:font-name="Times New Roman" officeooo:rsid="00ab9093" style:font-weight-complex="bold"/>
    </style:style>
    <style:style style:name="T28" style:family="text">
      <style:text-properties officeooo:rsid="00b9b979" style:font-weight-complex="bold"/>
    </style:style>
    <style:style style:name="T29" style:family="text">
      <style:text-properties style:font-weight-complex="bold"/>
    </style:style>
    <style:style style:name="T30" style:family="text">
      <style:text-properties officeooo:rsid="009cef0f" style:language-asian="en" style:country-asian="US" style:font-name-complex="Calibri2"/>
    </style:style>
    <style:style style:name="T31" style:family="text">
      <style:text-properties officeooo:rsid="00af410c" style:language-asian="en" style:country-asian="US" style:font-name-complex="Calibri2"/>
    </style:style>
    <style:style style:name="T32" style:family="text">
      <style:text-properties officeooo:rsid="00b9b979" style:language-asian="en" style:country-asian="US" style:font-name-complex="Calibri2"/>
    </style:style>
    <style:style style:name="T33" style:family="text">
      <style:text-properties officeooo:rsid="00baacae" style:language-asian="en" style:country-asian="US" style:font-name-complex="Calibri2"/>
    </style:style>
    <style:style style:name="T34" style:family="text">
      <style:text-properties officeooo:rsid="00bb4ffd" style:language-asian="en" style:country-asian="US" style:font-name-complex="Calibri2"/>
    </style:style>
    <style:style style:name="T35" style:family="text">
      <style:text-properties officeooo:rsid="00ab9093" style:font-weight-complex="bold"/>
    </style:style>
    <style:style style:name="T36" style:family="text">
      <style:text-properties officeooo:rsid="00a9999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2">4</text:span></text:p>
      <text:p text:style-name="P4">по курсу</text:p>
      <text:p text:style-name="P5">«<text:span text:style-name="T3">Процессы жизненного цикла программного обеспечения</text:span>»</text:p>
      <text:p text:style-name="P5"/>
      <text:p text:style-name="P6">Методы тест-дизайна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<text:tab/><text:tab/><text:tab/><text:tab/> <text:s text:c="6"/><text:tab/><text:tab/><text:tab/><text:tab/><text:tab/><text:span text:style-name="T4">Выполнил:</text:span></text:p>
      <text:p text:style-name="P10"><text:span text:style-name="T4"><text:s/>с</text:span>тудент <text:span text:style-name="T4">группы ИКПИ-</text:span><text:span text:style-name="T5">11</text:span></text:p>
      <text:p text:style-name="P11">Крылов А.В.</text:p>
      <text:p text:style-name="P12"/>
      <text:p text:style-name="P13">Принял: </text:p>
      <text:p text:style-name="P14">Бирюков М.А.</text:p>
      <text:p text:style-name="P2"/>
      <text:p text:style-name="P2"/>
      <text:p text:style-name="P2"/>
      <text:p text:style-name="P2"/>
      <text:p text:style-name="P8">Санкт-Петербург</text:p>
      <text:p text:style-name="P15"><text:span text:style-name="T6">202</text:span><text:span text:style-name="T7">5</text:span><text:span text:style-name="T6"> г.</text:span></text:p>
      <text:h text:style-name="P16" text:outline-level="1"><text:bookmark-start text:name="__RefHeading___Toc1709_1164322926"/>Цель работы<text:bookmark-end text:name="__RefHeading___Toc1709_1164322926"/></text:h>
      <text:p text:style-name="P17"/>
      <text:p text:style-name="P18"><text:span text:style-name="T8">Д</text:span><text:span text:style-name="T9">ля проекта, разработанного в рамках</text:span><text:span text:style-name="T10"> курсовой работ</text:span><text:span text:style-name="T9">ы</text:span><text:span text:style-name="T10"> по дисциплине «</text:span><text:span text:style-name="T11">Разработка Java-приложений управления телекоммуникациями</text:span><text:span text:style-name="T10">» </text:span><text:span text:style-name="T12">на тему «</text:span><text:span text:style-name="T8">С</text:span><text:span text:style-name="T12">оздание информационной системы для уч</text:span><text:span text:style-name="T13">ё</text:span><text:span text:style-name="T12">та заявок и обслуживания клиентов в сервисном центре», </text:span><text:span text:style-name="T8">в одной из форм выделить эквивалентные классы и сделать расчёт количества тестов для проверки формы приложения с учётом требования минимизации количества проводимых тестов.</text:span></text:p>
      <text:h text:style-name="P19" text:outline-level="1"/>
      <text:h text:style-name="P20" text:outline-level="1"><text:bookmark-start text:name="__RefHeading___Toc1711_1164322926"/>Список используемых тест-кейсов<text:bookmark-end text:name="__RefHeading___Toc1711_1164322926"/></text:h>
      <text:p text:style-name="P21"/>
      <text:p text:style-name="P22"><text:bookmark-start text:name="__RefHeading___Toc8827_1164322926 Copy 1"/><text:span text:style-name="T14">Таблица 1. </text:span>Набор тестов<text:bookmark-end text:name="__RefHeading___Toc8827_1164322926 Copy 1"/>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23">№ п/п</text:p>
          </table:table-cell>
          <table:table-cell table:style-name="Table5.A1" office:value-type="string">
            <text:p text:style-name="P24">Название тест-кейса</text:p>
          </table:table-cell>
          <table:table-cell table:style-name="Table5.A1" office:value-type="string">
            <text:p text:style-name="P24">Описание</text:p>
          </table:table-cell>
          <table:table-cell table:style-name="Table5.A1" office:value-type="string">
            <text:p text:style-name="P24">Ожидаемый результат</text:p>
          </table:table-cell>
          <table:table-cell table:style-name="Table5.E1" office:value-type="string">
            <text:p text:style-name="P24">Тип теста</text:p>
          </table:table-cell>
        </table:table-row>
        <table:table-row>
          <table:table-cell table:style-name="Table5.A2" office:value-type="string">
            <text:p text:style-name="P25">1</text:p>
          </table:table-cell>
          <table:table-cell table:style-name="Table5.A2" office:value-type="string">
            <text:p text:style-name="P23">Пустой комментарий и сотрудник</text:p>
          </table:table-cell>
          <table:table-cell table:style-name="Table5.A2" office:value-type="string">
            <text:p text:style-name="P26">Сохранение формы без заполненных полей</text:p>
          </table:table-cell>
          <table:table-cell table:style-name="Table5.A2" office:value-type="string">
            <text:p text:style-name="P26">Форма выдаст ошибку заполнения</text:p>
          </table:table-cell>
          <table:table-cell table:style-name="Table5.E2" office:value-type="string">
            <text:p text:style-name="P26">Негативный</text:p>
          </table:table-cell>
        </table:table-row>
        <table:table-row table:style-name="Table5.3">
          <table:table-cell table:style-name="Table5.A2" office:value-type="string">
            <text:p text:style-name="P24">2</text:p>
          </table:table-cell>
          <table:table-cell table:style-name="Table5.A2" office:value-type="string">
            <text:p text:style-name="P23">Заполненный комментарий и пустой сотрудник</text:p>
          </table:table-cell>
          <table:table-cell table:style-name="Table5.A2" office:value-type="string">
            <text:p text:style-name="P26">Сохранение формы с заполнением комментария строкой «Ремонт телевизора»</text:p>
          </table:table-cell>
          <table:table-cell table:style-name="Table5.A2" office:value-type="string">
            <text:p text:style-name="P26">Форма выдаст ошибку заполнения</text:p>
          </table:table-cell>
          <table:table-cell table:style-name="Table5.E2" office:value-type="string">
            <text:p text:style-name="P27">Негативный</text:p>
          </table:table-cell>
        </table:table-row>
        <table:table-row table:style-name="Table5.4">
          <table:table-cell table:style-name="Table5.A2" office:value-type="string">
            <text:p text:style-name="P23">3</text:p>
          </table:table-cell>
          <table:table-cell table:style-name="Table5.A2" office:value-type="string">
            <text:p text:style-name="P23">Пустой комментарий и заполненный сотрудник</text:p>
          </table:table-cell>
          <table:table-cell table:style-name="Table5.A2" office:value-type="string">
            <text:p text:style-name="P26">Сохранение формы с заполнением сотрудника строкой «Андрей Андреевич»</text:p>
          </table:table-cell>
          <table:table-cell table:style-name="Table5.A2" office:value-type="string">
            <text:p text:style-name="P26">Форма выдаст ошибку заполнения</text:p>
          </table:table-cell>
          <table:table-cell table:style-name="Table5.E2" office:value-type="string">
            <text:p text:style-name="P28">Негативный</text:p>
          </table:table-cell>
        </table:table-row>
        <table:table-row table:style-name="Table5.4">
          <table:table-cell table:style-name="Table5.A2" office:value-type="string">
            <text:p text:style-name="P23">4</text:p>
          </table:table-cell>
          <table:table-cell table:style-name="Table5.A2" office:value-type="string">
            <text:p text:style-name="P23">Заполненный комментарий и заполненный сотрудник</text:p>
          </table:table-cell>
          <table:table-cell table:style-name="Table5.A2" office:value-type="string">
            <text:p text:style-name="P26">Сохранение формы с заполнением комментария строкой «Ремонт телевизора» и сотрудника строкой «Андрей Андреевич»</text:p>
          </table:table-cell>
          <table:table-cell table:style-name="Table5.A2" office:value-type="string">
            <text:p text:style-name="P26">Форма успешно сохранит изменённые данные</text:p>
          </table:table-cell>
          <table:table-cell table:style-name="Table5.E2" office:value-type="string">
            <text:p text:style-name="P26">Позитивный</text:p>
          </table:table-cell>
        </table:table-row>
      </table:table>
      <text:p text:style-name="P29"><text:span text:style-name="T15"/></text:p>
      <text:h text:style-name="P30" text:outline-level="1"><text:bookmark-start text:name="__RefHeading___Toc1711_1164322926 Copy 1"/>Эквивалентные классы<text:bookmark-end text:name="__RefHeading___Toc1711_1164322926 Copy 1"/></text:h>
      <text:p text:style-name="P31"/>
      <text:p text:style-name="P32"><text:bookmark-start text:name="__RefHeading___Toc8827_1164322926"/><text:span text:style-name="T14">Таблица </text:span><text:span text:style-name="T16">2</text:span><text:span text:style-name="T14">. </text:span><text:span text:style-name="T16">Эквивалентные классы</text:span><text:bookmark-end text:name="__RefHeading___Toc8827_1164322926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3">Название поля</text:p>
          </table:table-cell>
          <table:table-cell table:style-name="Table1.B1" office:value-type="string">
            <text:p text:style-name="P33">Описание эквивалентного класса</text:p>
          </table:table-cell>
          <table:table-cell table:style-name="Table1.B1" office:value-type="string">
            <text:p text:style-name="P33">Количество тестов</text:p>
          </table:table-cell>
        </table:table-row>
        <table:table-row>
          <table:table-cell table:style-name="Table1.A1" office:value-type="string">
            <text:p text:style-name="P33">Статус</text:p>
          </table:table-cell>
          <table:table-cell table:style-name="Table1.B1" office:value-type="string">
            <text:p text:style-name="P33">Тип данных: перечисление, нет граничных значений</text:p>
          </table:table-cell>
          <table:table-cell table:style-name="Table1.B1" office:value-type="string">
            <text:p text:style-name="P33">1: <text:span text:style-name="T17">элемент перечисления</text:span></text:p>
          </table:table-cell>
        </table:table-row>
        <table:table-row>
          <table:table-cell table:style-name="Table1.A1" office:value-type="string">
            <text:p text:style-name="P33">Комментарий к заказу</text:p>
          </table:table-cell>
          <table:table-cell table:style-name="Table1.B1" office:value-type="string">
            <text:p text:style-name="P33"><text:span text:style-name="T17">Тип данных: строка</text:span>, граничное значение: пустая строка</text:p>
          </table:table-cell>
          <table:table-cell table:style-name="Table1.B1" office:value-type="string">
            <text:p text:style-name="P34">2: пустая строка, непустая строка</text:p>
          </table:table-cell>
        </table:table-row>
        <table:table-row>
          <table:table-cell table:style-name="Table1.A1" office:value-type="string">
            <text:p text:style-name="P33">Затраты, руб.</text:p>
          </table:table-cell>
          <table:table-cell table:style-name="Table1.B1" office:value-type="string">
            <text:p text:style-name="P34">Тип данных: положительное число, нет граничных значений</text:p>
          </table:table-cell>
          <table:table-cell table:style-name="Table1.B1" office:value-type="string">
            <text:p text:style-name="P34">1: случайное число</text:p>
          </table:table-cell>
        </table:table-row>
        <table:table-row>
          <table:table-cell table:style-name="Table1.A5" office:value-type="string">
            <text:p text:style-name="P33">Выручка, руб.</text:p>
          </table:table-cell>
          <table:table-cell table:style-name="Table1.B5" office:value-type="string">
            <text:p text:style-name="P34">Тип данных: положительное число, нет граничных значений</text:p>
          </table:table-cell>
          <table:table-cell table:style-name="Table1.B5" office:value-type="string">
            <text:p text:style-name="P34">1: случайное число</text:p>
          </table:table-cell>
        </table:table-row>
        <table:table-row>
          <table:table-cell table:style-name="Table1.A5" office:value-type="string">
            <text:p text:style-name="P33">Потраченное на работу время в часах</text:p>
          </table:table-cell>
          <table:table-cell table:style-name="Table1.B5" office:value-type="string">
            <text:p text:style-name="P34">Тип данных: положительное число, нет граничных значений</text:p>
          </table:table-cell>
          <table:table-cell table:style-name="Table1.B5" office:value-type="string">
            <text:p text:style-name="P34">1: случайное число</text:p>
          </table:table-cell>
        </table:table-row>
        <text:soft-page-break/>
        <table:table-row>
          <table:table-cell table:style-name="Table1.A5" office:value-type="string">
            <text:p text:style-name="P33">Ответственный сотрудник</text:p>
          </table:table-cell>
          <table:table-cell table:style-name="Table1.B5" office:value-type="string">
            <text:p text:style-name="P35">Строчный тип данных, граничное значение: пустая строка</text:p>
          </table:table-cell>
          <table:table-cell table:style-name="Table1.B5" office:value-type="string">
            <text:p text:style-name="P34">2: пустая строка, непустая строка</text:p>
          </table:table-cell>
        </table:table-row>
      </table:table>
      <text:p text:style-name="P36"/>
      <text:p text:style-name="P37"><text:span text:style-name="T18">Итоговое количество тестов</text:span>: 1 * 2 * 1 * 1 * 1 * 2 = 4</text:p>
      <text:p text:style-name="P37"/>
      <text:h text:style-name="P38" text:outline-level="1"><text:bookmark-start text:name="__RefHeading___Toc1713_1164322926"/>Вывод<text:bookmark-end text:name="__RefHeading___Toc1713_1164322926"/></text:h>
      <text:p text:style-name="P39"/>
      <text:p text:style-name="P40"><text:span text:style-name="T19">В </text:span><text:span text:style-name="T20">ходе проведённой лабораторной работы </text:span><text:span text:style-name="T8">в одной из форм </text:span><text:span text:style-name="T13">приложения</text:span><text:span text:style-name="T8"> </text:span><text:span text:style-name="T13">были </text:span><text:span text:style-name="T8">выдел</text:span><text:span text:style-name="T13">ены</text:span><text:span text:style-name="T8"> эквивалентные классы и сдел</text:span><text:span text:style-name="T13">ан</text:span><text:span text:style-name="T8"> расчёт количества тестов для проверки формы приложения с учётом требования минимизации количества проводимых тестов</text:span><text:span text:style-name="T11"> </text:span><text:span text:style-name="T9">для проекта, </text:span><text:span text:style-name="T21">разработанного в рамках</text:span><text:span text:style-name="T22"> курсовой работ</text:span><text:span text:style-name="T21">ы</text:span><text:span text:style-name="T22"> по дисциплине «</text:span><text:span text:style-name="T23">Разработка Java-приложений управления телекоммуникациями</text:span><text:span text:style-name="T22">» </text:span><text:span text:style-name="T24">на тему «</text:span><text:span text:style-name="T25">С</text:span><text:span text:style-name="T24">оздание информационной системы для уч</text:span><text:span text:style-name="T26">ё</text:span><text:span text:style-name="T24">та заявок и обслуживания клиентов в сервисном центре»</text:span><text:span text:style-name="T9">.</text:span></text:p>
      <text:p text:style-name="P41"><text:span text:style-name="T10"/></text:p>
      <text:h text:style-name="P42" text:outline-level="1"/>
      <text:h text:style-name="P43" text:outline-level="1"><text:bookmark-start text:name="__RefHeading___Toc1715_1164322926"/>Список использованных источников<text:bookmark-end text:name="__RefHeading___Toc1715_1164322926"/></text:h>
      <text:p text:style-name="P44"><text:span text:style-name="T27"/></text:p>
      <text:list text:style-name="Numbering_20_123">
        <text:list-item>
          <text:p text:style-name="P45"><text:span text:style-name="T28">Крылов А.В.</text:span><text:span text:style-name="T29"> Курсовая работа п</text:span><text:span text:style-name="T30">о дисциплине «</text:span><text:span text:style-name="T31">Разработка Java-приложений управления телекоммуникациями</text:span><text:span text:style-name="T30">» </text:span><text:span text:style-name="T32">на тему «</text:span><text:span text:style-name="T33">С</text:span><text:span text:style-name="T32">оздание информационной системы для уч</text:span><text:span text:style-name="T34">ё</text:span><text:span text:style-name="T32">та заявок и обслуживания клиентов в сервисном центре»</text:span><text:span text:style-name="T32">,</text:span><text:span text:style-name="T29"> </text:span><text:span text:style-name="T35">2023.</text:span></text:p>
        </text:list-item>
        <text:list-item>
          <text:p text:style-name="P46"><text:span text:style-name="T35">Белая Т.И. </text:span><text:span text:style-name="T29">Методические указания по выполне</text:span><text:span text:style-name="T28">нию</text:span><text:span text:style-name="T29"> лаборатор</text:span><text:span text:style-name="T28">ных</text:span><text:span text:style-name="T29"> работы по </text:span><text:span text:style-name="T28">дисциплине «Процессы жизненного цикла программного обеспечения»</text:span><text:span text:style-name="T36">, </text:span><text:span text:style-name="T35">2025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3-22T09:53:20.970735068</dc:date>
    <meta:editing-cycles>92</meta:editing-cycles>
    <meta:editing-duration>P1DT19H12M35S</meta:editing-duration>
    <meta:generator>LibreOffice/25.2.1.2$Linux_X86_64 LibreOffice_project/520$Build-2</meta:generator>
    <meta:document-statistic meta:table-count="2" meta:image-count="0" meta:object-count="0" meta:page-count="5" meta:paragraph-count="73" meta:word-count="407" meta:character-count="3203" meta:non-whitespace-character-count="2850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